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5821129034432348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0306589780296801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8798582754306703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415995761652967517"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81005737509456799"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72917346156887036"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6210557238274383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32901102663568614"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3411329" text:continue-list="list176210557238274383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5982651378477156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39818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42840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411562"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413738"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409791"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700234091329487339"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8T13:19:49.18</dc:date>
    <dc:creator>James Lombardi</dc:creator>
    <meta:editing-duration>P9DT3H30M3S</meta:editing-duration>
    <meta:editing-cycles>779</meta:editing-cycles>
    <meta:generator>OpenOffice/4.1.2$Win32 OpenOffice.org_project/412m3$Build-9782</meta:generator>
    <meta:document-statistic meta:table-count="0" meta:image-count="2" meta:object-count="0" meta:page-count="86" meta:paragraph-count="2376" meta:word-count="26764" meta:character-count="136560"/>
  </office:meta>
</office:document-meta>
</file>